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 style:data-style-name="N37">
      <style:table-cell-properties fo:border="none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11"/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1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1" office:value-type="string">
            <text:p>2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1" office:value-type="string">
            <text:p>3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1" office:value-type="string">
            <text:p>4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1" office:value-type="string">
            <text:p>5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1" office:value-type="string">
            <text:p>6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1" office:value-type="string">
            <text:p>7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1" office:value-type="string">
            <text:p>8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1" office:value-type="string">
            <text:p>9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1" office:value-type="string">
            <text:p>10. Woche</text:p>
          </table:table-cell>
          <table:table-cell table:style-name="ce5"/>
          <table:table-cell table:style-name="ce8" table:number-columns-repeated="4"/>
          <table:table-cell table:style-name="ce1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/>
          <table:table-cell table:style-name="ce7"/>
          <table:table-cell table:style-name="ce9" table:number-columns-repeated="4"/>
          <table:table-cell table:style-name="ce12"/>
        </table:table-row>
        <table:table-row table:style-name="ro1">
          <table:table-cell table:style-name="ce4"/>
          <table:table-cell table:style-name="Default"/>
          <table:table-cell table:number-columns-repeated="4"/>
          <table:table-cell table:style-name="Default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30.05.2018</text:date>, <text:time>10:02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5-30T09:42:05.94</meta:creation-date>
    <dc:date>2018-05-30T10:02:12.65</dc:date>
    <dc:creator>Matthias Held</dc:creator>
    <meta:editing-duration>PT4M56S</meta:editing-duration>
    <meta:editing-cycles>1</meta:editing-cycles>
    <meta:document-statistic meta:table-count="3" meta:cell-count="10" meta:object-count="0"/>
    <meta:generator>OpenOffice/4.1.5$Win32 OpenOffice.org_project/415m1$Build-9789</meta:generator>
  </office:meta>
</office:document-meta>
</file>